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ank_MSB</text:p>
          </table:table-cell>
          <table:table-cell table:style-name="ce1" office:value-type="string" calcext:value-type="string">
            <text:p>bank_LSB</text:p>
          </table:table-cell>
          <table:table-cell table:style-name="ce1" office:value-type="string" calcext:value-type="string">
            <text:p>P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Acou Piano 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Elec Piano 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Honkytonk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Elec Org 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2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Pipe Org 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ccordion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Harpsi 3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1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lavi 3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elesta 1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elesta 2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1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2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3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-BRASS</text:p>
          </table:table-cell>
          <table:table-cell/>
          <table:table-cell office:value-type="string" calcext:value-type="string">
            <text:p>Syn Brass 4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1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3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BASS</text:p>
          </table:table-cell>
          <table:table-cell/>
          <table:table-cell office:value-type="string" calcext:value-type="string">
            <text:p>Syn Bass 4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Fantasy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Harmo Pan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Chorale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Soundtrack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Atmosphere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Warm Bell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YNTH-1</text:p>
          </table:table-cell>
          <table:table-cell/>
          <table:table-cell office:value-type="string" calcext:value-type="string">
            <text:p>Funny Vox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Echo Bell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Ice Rain</text:p>
          </table:table-cell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Oboe 2001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Echo Pan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Doctor Solo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School Daze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Bellsinger</text:p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YNTH-2</text:p>
          </table:table-cell>
          <table:table-cell/>
          <table:table-cell office:value-type="string" calcext:value-type="string">
            <text:p>Square Wave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1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2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Str Sect 3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Pizzicato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Violin 1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Violin 2</text:p>
          </table:table-cell>
          <table:table-cell table:number-columns-repeated="2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ello 1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ello 2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Harp 1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S</text:p>
          </table:table-cell>
          <table:table-cell/>
          <table:table-cell office:value-type="string" calcext:value-type="string">
            <text:p>Harp 2</text:p>
          </table:table-cell>
          <table:table-cell table:number-columns-repeated="2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Guitar 1</text:p>
          </table:table-cell>
          <table:table-cell table:number-columns-repeated="2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Guitar 2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Elec Gtr 1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Elec Gtr 2</text:p>
          </table:table-cell>
          <table:table-cell table:number-columns-repeated="2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Sitar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Acou Bass 1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Acou Bass 2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Elec Bass 1</text:p>
          </table:table-cell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Elec Bass 2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Slap Bass 1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Slap Bass 2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Fretless 1</text:p>
          </table:table-cell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Fretless 2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Flute 1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Flute 2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iccolo 1</text:p>
          </table:table-cell>
          <table:table-cell table:number-columns-repeated="2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iccolo 2</text:p>
          </table:table-cell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ND-1</text:p>
          </table:table-cell>
          <table:table-cell/>
          <table:table-cell office:value-type="string" calcext:value-type="string">
            <text:p>Pan Pipes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1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2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3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Sax 4</text:p>
          </table:table-cell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Clarinet 1</text:p>
          </table:table-cell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Clarinet 2</text:p>
          </table:table-cell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Oboe</text:p>
          </table:table-cell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Engl Horn</text:p>
          </table:table-cell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Bassoon</text:p>
          </table:table-cell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IND-2</text:p>
          </table:table-cell>
          <table:table-cell/>
          <table:table-cell office:value-type="string" calcext:value-type="string">
            <text:p>Harmonica</text:p>
          </table:table-cell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umpet 1</text:p>
          </table:table-cell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umpet 2</text:p>
          </table:table-cell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ombone 1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rombone 2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Fr Horn 1</text:p>
          </table:table-cell>
          <table:table-cell table:number-columns-repeated="2"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Fr Horn 2</text:p>
          </table:table-cell>
          <table:table-cell table:number-columns-repeated="2"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Tuba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Brs Sect 1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ASS</text:p>
          </table:table-cell>
          <table:table-cell/>
          <table:table-cell office:value-type="string" calcext:value-type="string">
            <text:p>Brs Sect 2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Vibe 1</text:p>
          </table:table-cell>
          <table:table-cell table:number-columns-repeated="2"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Vibe 2</text:p>
          </table:table-cell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Syn Mallet</text:p>
          </table:table-cell>
          <table:table-cell table:number-columns-repeated="2"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Windbell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Glock</text:p>
          </table:table-cell>
          <table:table-cell table:number-columns-repeated="2"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Tube Bell</text:p>
          </table:table-cell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Xylophone</text:p>
          </table:table-cell>
          <table:table-cell table:number-columns-repeated="2"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ET</text:p>
          </table:table-cell>
          <table:table-cell/>
          <table:table-cell office:value-type="string" calcext:value-type="string">
            <text:p>Marimba</text:p>
          </table:table-cell>
          <table:table-cell table:number-columns-repeated="2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Koto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Sho</text:p>
          </table:table-cell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Whistle 1</text:p>
          </table:table-cell>
          <table:table-cell table:number-columns-repeated="2"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Whistle 2</text:p>
          </table:table-cell>
          <table:table-cell table:number-columns-repeated="2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Bottleblow</text:p>
          </table:table-cell>
          <table:table-cell table:number-columns-repeated="2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Breathpipe</text:p>
          </table:table-cell>
          <table:table-cell table:number-columns-repeated="2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impani</text:p>
          </table:table-cell>
          <table:table-cell table:number-columns-repeated="2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Melodic Tom</text:p>
          </table:table-cell>
          <table:table-cell table:number-columns-repeated="2"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Deep Snare</text:p>
          </table:table-cell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Elec Perc 1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Elec Perc 2</text:p>
          </table:table-cell>
          <table:table-cell table:number-columns-repeated="2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aiko</text:p>
          </table:table-cell>
          <table:table-cell table:number-columns-repeated="2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aiko Rim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Cymbal</text:p>
          </table:table-cell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Castanets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CUSSION</text:p>
          </table:table-cell>
          <table:table-cell/>
          <table:table-cell office:value-type="string" calcext:value-type="string">
            <text:p>Triangle</text:p>
          </table:table-cell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Orche Hit</text:p>
          </table:table-cell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Telephone</text:p>
          </table:table-cell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Bird Tweet</text:p>
          </table:table-cell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One Note Jam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Water Bell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Jungle Tune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4:57:36.39115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 h</meta:initial-creator>
    <meta:creation-date>2020-08-15T09:32:03.530423306</meta:creation-date>
    <dc:date>2020-08-15T14:58:15.005268031</dc:date>
    <dc:creator>b h</dc:creator>
    <meta:editing-duration>PT13M4S</meta:editing-duration>
    <meta:editing-cycles>5</meta:editing-cycles>
    <meta:generator>LibreOffice/6.4.4.2$Linux_X86_64 LibreOffice_project/40$Build-2</meta:generator>
    <meta:document-statistic meta:table-count="1" meta:cell-count="519" meta:object-count="0"/>
  </office:meta>
</office:document-meta>
</file>